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officeooo:rsid="001e5ba2" officeooo:paragraph-rsid="001e5ba2" style:font-size-asian="10.5pt" style:font-size-complex="12pt"/>
    </style:style>
    <style:style style:name="P4" style:family="paragraph" style:parent-style-name="Standard" style:list-style-name="L1">
      <style:paragraph-properties fo:text-align="start" style:justify-single-word="false"/>
      <style:text-properties fo:font-size="12pt" officeooo:rsid="001e5ba2" officeooo:paragraph-rsid="001e5ba2" style:font-size-asian="10.5pt" style:font-size-complex="12pt"/>
    </style:style>
    <style:style style:name="P5" style:family="paragraph" style:parent-style-name="Standard">
      <style:paragraph-properties fo:text-align="start" style:justify-single-word="false"/>
      <style:text-properties fo:font-size="12pt" officeooo:rsid="001e5ba2" officeooo:paragraph-rsid="001f2357" style:font-size-asian="10.5pt" style:font-size-complex="12pt"/>
    </style:style>
    <style:style style:name="P6" style:family="paragraph" style:parent-style-name="Standard">
      <style:paragraph-properties fo:text-align="start" style:justify-single-word="false"/>
      <style:text-properties fo:font-size="12pt" officeooo:rsid="00153ce5" officeooo:paragraph-rsid="001e5ba2" style:font-size-asian="10.5pt" style:font-size-complex="12pt"/>
    </style:style>
    <style:style style:name="P7" style:family="paragraph" style:parent-style-name="Standard">
      <style:paragraph-properties fo:text-align="start" style:justify-single-word="false"/>
      <style:text-properties fo:font-size="12pt" officeooo:rsid="001ea01d" officeooo:paragraph-rsid="001ea01d" style:font-size-asian="10.5pt" style:font-size-complex="12pt"/>
    </style:style>
    <style:style style:name="P8" style:family="paragraph" style:parent-style-name="Standard">
      <style:paragraph-properties fo:text-align="start" style:justify-single-word="false"/>
      <style:text-properties fo:font-size="12pt" officeooo:rsid="001ea01d" officeooo:paragraph-rsid="001f2357" style:font-size-asian="10.5pt" style:font-size-complex="12pt"/>
    </style:style>
    <style:style style:name="P9" style:family="paragraph" style:parent-style-name="Standard">
      <style:paragraph-properties fo:text-align="start" style:justify-single-word="false"/>
      <style:text-properties fo:font-size="12pt" officeooo:rsid="001f2357" officeooo:paragraph-rsid="001f2357" style:font-size-asian="10.5pt" style:font-size-complex="12pt"/>
    </style:style>
    <style:style style:name="P10" style:family="paragraph" style:parent-style-name="Standard">
      <style:paragraph-properties fo:text-align="start" style:justify-single-word="false"/>
      <style:text-properties fo:font-size="12pt" fo:font-weight="bold" officeooo:rsid="001e5ba2" officeooo:paragraph-rsid="001e5ba2"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6pt" officeooo:rsid="001f2357" officeooo:paragraph-rsid="001f2357" style:font-size-asian="16pt" style:font-size-complex="16pt"/>
    </style:style>
    <style:style style:name="P12" style:family="paragraph" style:parent-style-name="Standard">
      <style:paragraph-properties fo:text-align="start" style:justify-single-word="false"/>
      <style:text-properties fo:font-size="18pt" officeooo:rsid="001e5ba2" officeooo:paragraph-rsid="001e5ba2" style:font-size-asian="18pt" style:font-size-complex="18pt"/>
    </style:style>
    <style:style style:name="T1" style:family="text">
      <style:text-properties fo:font-size="18pt" officeooo:rsid="001e5ba2" style:font-size-asian="18pt" style:font-size-complex="18pt"/>
    </style:style>
    <style:style style:name="T2" style:family="text">
      <style:text-properties officeooo:rsid="00155bfe"/>
    </style:style>
    <style:style style:name="T3" style:family="text">
      <style:text-properties officeooo:rsid="001ea01d"/>
    </style:style>
    <style:style style:name="T4" style:family="text">
      <style:text-properties officeooo:rsid="001f2357"/>
    </style:style>
    <style:style style:name="T5" style:family="text">
      <style:text-properties officeooo:rsid="001fba8b"/>
    </style:style>
    <style:style style:name="T6" style:family="text">
      <style:text-properties style:text-underline-style="solid" style:text-underline-width="auto" style:text-underline-color="font-color"/>
    </style:style>
    <style:style style:name="T7"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UAL TÉCNICO</text:span></text:p>
      <text:p text:style-name="P2"/>
      <text:p text:style-name="P10">IDE:</text:p>
      <text:p text:style-name="P3"/>
      <text:p text:style-name="P3"><text:tab/>Netbeans 8.2</text:p>
      <text:p text:style-name="P3"/>
      <text:p text:style-name="P10">Version de JAVA:</text:p>
      <text:p text:style-name="P3"/>
      <text:p text:style-name="P6"><text:tab/>java <text:span text:style-name="T2">versión</text:span> “1.8.0-201”</text:p>
      <text:p text:style-name="P6"/>
      <text:p text:style-name="P10">JAR agregados:</text:p>
      <text:p text:style-name="P3"><text:tab/></text:p>
      <text:list xml:id="list2528426399" text:style-name="L1">
        <text:list-item>
          <text:p text:style-name="P4">java – cup – 11b.jar</text:p>
        </text:list-item>
        <text:list-item>
          <text:p text:style-name="P4">java – cup – 11b-runtime.jar</text:p>
        </text:list-item>
        <text:list-item>
          <text:p text:style-name="P4">jflex – full – 1.7.0.jar</text:p>
        </text:list-item>
      </text:list>
      <text:p text:style-name="P3"/>
      <text:p text:style-name="P3">jFlex:</text:p>
      <text:p text:style-name="P3"/>
      <text:p text:style-name="P3">Jlex es una herramienta desarrollada en Java que toma como entrada un archivo “entrada”, con este crea un archivo fuente java entrada.lex.java correspondiente al analizador léxico. En otras palabras, Jlex es un generador de analizadores léxicos. Los analizadores léxicos toman como entrada una cadena de caracteres y la convierten en una secuencia de tokens. </text:p>
      <text:p text:style-name="P3"/>
      <text:p text:style-name="P3">JCup:</text:p>
      <text:p text:style-name="P3"/>
      <text:p text:style-name="P3">JAVA CUP es un parser-generador. Es un analizador sintáctico que construye un parser para gramáticas tipo LALR(1), con código de producción y asociación de fragmentos de código JAVA. Cuando una producción en particular es reconocida, se genera un archivo fuente Java, parser.java que contiene una clase parser, con un método Symbol parser(). </text:p>
      <text:p text:style-name="P3"/>
      <text:p text:style-name="P3">Instalacion de Jflex y Jcup:</text:p>
      <text:p text:style-name="P3"/>
      <text:p text:style-name="P3"><text:tab/>1. JDK (Descarga el JDK de la página Web de Sun para los sistemas Operativos Linux, <text:tab/> <text:tab/> <text:s/><text:tab/> <text:s text:c="3"/>Windows y Solaris). Si se tiene instalado alguna versión de JAVA, solo es necesario buscar el <text:tab/>directorio en el que se encuentra el JDK de esta.</text:p>
      <text:p text:style-name="P3"><text:tab/>2. Archivo para la generación de las clases para Jlex llamado Main.java que se puede descargar <text:tab/> <text:s text:c="6"/><text:tab/> <text:s text:c="3"/>de la página Web de Jlex.</text:p>
      <text:p text:style-name="P3"><text:tab/>3. Descarga del sitio Web de CUP el código fuente de los archivos necesarios.</text:p>
      <text:p text:style-name="P3"/>
      <text:p text:style-name="P3"/>
      <text:p text:style-name="P3"/>
      <text:p text:style-name="P3"/>
      <text:p text:style-name="P3"/>
      <text:p text:style-name="P3"/>
      <text:p text:style-name="P3"/>
      <text:p text:style-name="P3"/>
      <text:p text:style-name="P3"/>
      <text:p text:style-name="P3"/>
      <text:p text:style-name="P12"><text:soft-page-break/>GRAMÁTICA <text:span text:style-name="T5">VB</text:span>:</text:p>
      <text:p text:style-name="P3"/>
      <text:p text:style-name="P3"><text:s/>start with <text:span text:style-name="T4">B</text:span></text:p>
      <text:p text:style-name="P3"/>
      <text:p text:style-name="P3">B ::= METODOS B</text:p>
      <text:p text:style-name="P3">|<text:tab/>COMENTARIO_A B</text:p>
      <text:p text:style-name="P3">|<text:tab/>COMENTARIO_B B</text:p>
      <text:p text:style-name="P3">|</text:p>
      <text:p text:style-name="P3">|<text:tab/>error B</text:p>
      <text:p text:style-name="P3"/>
      <text:p text:style-name="P3">VARIABLES ::= <text:span text:style-name="T4">Dim</text:span> id C CONC_VAR_DEF</text:p>
      <text:p text:style-name="P3"/>
      <text:p text:style-name="P3">ASIGNACIONES ::= id igual VALOR CONC_VAR_AS</text:p>
      <text:p text:style-name="P3">|<text:tab/>condThis punto id igual VALOR CONC_VAR_AS</text:p>
      <text:p text:style-name="P3"/>
      <text:p text:style-name="P3">CONC_VAR_DEF ::= coma id C CONC_VAR_DEF</text:p>
      <text:p text:style-name="P3">|<text:tab/>puntoComa ENTER</text:p>
      <text:p text:style-name="P3"/>
      <text:p text:style-name="P3">CONC_VAR_AS ::= coma id C CONC_VAR_AS</text:p>
      <text:p text:style-name="P3">|<text:tab/>puntoComa ENTER</text:p>
      <text:p text:style-name="P3"/>
      <text:p text:style-name="P3">C ::= <text:span text:style-name="T5">condAs condTipo</text:span></text:p>
      <text:p text:style-name="P3">|</text:p>
      <text:p text:style-name="P3"/>
      <text:p text:style-name="P3">VAR ::= tipoInt</text:p>
      <text:p text:style-name="P3">|<text:tab/>tipoChar</text:p>
      <text:p text:style-name="P3">|<text:tab/>tipoFloat</text:p>
      <text:p text:style-name="P3"/>
      <text:p text:style-name="P3"><text:bookmark-start text:name="__DdeLink__1519_1397228212"/>OPERACION ::= parentesis_a OPERACION parentesis_b</text:p>
      <text:p text:style-name="P3">|<text:tab/>OPERACION mas OPERACION</text:p>
      <text:p text:style-name="P3">|<text:tab/>OPERACION menos OPERACION</text:p>
      <text:p text:style-name="P3">|<text:tab/>OPERACION por OPERACION</text:p>
      <text:p text:style-name="P3">|<text:tab/>OPERACION div OPERACION</text:p>
      <text:p text:style-name="P3">|<text:tab/>OPERACION modulo OPERACION<text:tab/></text:p>
      <text:p text:style-name="P3">|<text:tab/>TIPO_VAL<text:bookmark-end text:name="__DdeLink__1519_1397228212"/></text:p>
      <text:p text:style-name="P3"/>
      <text:p text:style-name="P3">TIPO_VAL ::= id</text:p>
      <text:p text:style-name="P3">|<text:tab/>numero</text:p>
      <text:p text:style-name="P3">|<text:tab/>numero punto numero</text:p>
      <text:p text:style-name="P3">|<text:tab/>comillaSimple id comillaSimple</text:p>
      <text:p text:style-name="P3">|<text:tab/>comillaSimple numero comillaSimple</text:p>
      <text:p text:style-name="P3">|<text:tab/>menos id</text:p>
      <text:p text:style-name="P3">|<text:tab/>menos numero</text:p>
      <text:p text:style-name="P3">|<text:tab/>menos numero punto numero</text:p>
      <text:p text:style-name="P3"/>
      <text:p text:style-name="P3">METODOS ::= tipoPublic <text:span text:style-name="T5">condSub </text:span>id parentesis_a PARAMETROS parentesis_b</text:p>
      <text:p text:style-name="P3"><text:tab/><text:tab/><text:bookmark-start text:name="__DdeLink__1513_1397228212"/>CUERPO_METODO <text:bookmark-end text:name="__DdeLink__1513_1397228212"/><text:span text:style-name="T5">condFin condSub</text:span></text:p>
      <text:p text:style-name="P3"><text:soft-page-break/>|<text:tab/>tipoPublic <text:span text:style-name="T5">condFunction</text:span> id parentesis_a <text:span text:style-name="T5">PARAMETROS</text:span> parentesis_b <text:span text:style-name="T5">condAs condTipo</text:span> <text:s/><text:tab/>CUERPO_METODO <text:span text:style-name="T5">condFin condSub</text:span> </text:p>
      <text:p text:style-name="P3"/>
      <text:p text:style-name="P3"/>
      <text:p text:style-name="P3">PARAMETROS ::= PARAMETROS2 id <text:span text:style-name="T5">condAs condTipo</text:span></text:p>
      <text:p text:style-name="P3"/>
      <text:p text:style-name="P3">PARAMETROS2 ::= PARAMETROS2 <text:span text:style-name="T5">condAs condTipo</text:span> id coma</text:p>
      <text:p text:style-name="P3">|</text:p>
      <text:p text:style-name="P3"/>
      <text:p text:style-name="P3">TIPO_METODO ::= tipoChar]</text:p>
      <text:p text:style-name="P3">|<text:tab/><text:tab/>tipoFloat</text:p>
      <text:p text:style-name="P3">|<text:tab/><text:tab/>tipoChar</text:p>
      <text:p text:style-name="P3">|<text:tab/><text:tab/>tipoVoid</text:p>
      <text:p text:style-name="P3"/>
      <text:p text:style-name="P3">CUERPO_METODO ::= CUERPO_METODO VARIABLES</text:p>
      <text:p text:style-name="P3"><text:bookmark-start text:name="__DdeLink__1515_1397228212"/>|<text:tab/>CUERPO_METODO ASIGNACIONES </text:p>
      <text:p text:style-name="P3">|<text:tab/>CUERPO_METODO IF </text:p>
      <text:p text:style-name="P3">|<text:tab/>CUERPO_METODO FOR </text:p>
      <text:p text:style-name="P3">|<text:tab/>CUERPO_METODO WHILE </text:p>
      <text:p text:style-name="P3">|<text:tab/>CUERPO_METODO DO_WHILE </text:p>
      <text:p text:style-name="P3">|<text:tab/>CUERPO_METODO MENSAJE </text:p>
      <text:p text:style-name="P3">|<text:tab/>CUERPO_METODO S<text:span text:style-name="T4">ELECT</text:span></text:p>
      <text:p text:style-name="P3">|<text:tab/>CUERPO_METODO LECTURA_DATOS </text:p>
      <text:p text:style-name="P3">|<text:tab/>CUERPO_METODO COMENTARIO_A </text:p>
      <text:p text:style-name="P3">|<text:tab/>CUERPO_METODO COMENTARIO_B</text:p>
      <text:p text:style-name="P3">| </text:p>
      <text:p text:style-name="P3">|<text:tab/>CUERPO_METODO error </text:p>
      <text:p text:style-name="P3"><text:bookmark-end text:name="__DdeLink__1515_1397228212"/></text:p>
      <text:p text:style-name="P3">RETORNO ::= retorno OPERACION puntoComa ENTER</text:p>
      <text:p text:style-name="P3">|</text:p>
      <text:p text:style-name="P3"/>
      <text:p text:style-name="P3">IF ::= condIf <text:s/>EXT2 <text:span text:style-name="T4">condThen</text:span> CUERPO_METODO <text:span text:style-name="T4">ELSE condFin condif</text:span></text:p>
      <text:p text:style-name="P3"/>
      <text:p text:style-name="P3">ELSE ::= <text:bookmark-start text:name="__DdeLink__1517_1397228212"/>condElse<text:span text:style-name="T4">If </text:span><text:s/>EXT2 <text:span text:style-name="T4">condThen </text:span><text:s/>CUERPO_METODO <text:bookmark-end text:name="__DdeLink__1517_1397228212"/><text:s/><text:span text:style-name="T4">ELSE</text:span></text:p>
      <text:p text:style-name="P3">|<text:tab/>condElse <text:span text:style-name="T4">condThen</text:span> CUERPO_METODO RETORNO </text:p>
      <text:p text:style-name="P3">|<text:tab/>ENTER</text:p>
      <text:p text:style-name="P3"/>
      <text:p text:style-name="P3">FOR ::= <text:span text:style-name="T3">codFor parentesis_a INT id igual VAL_FOR puntoComa EXT2 puntoComa id INC <text:tab/>parentesis_b llave_a CUERPO_METODO llave_b</text:span></text:p>
      <text:p text:style-name="P3"/>
      <text:p text:style-name="P7">INT ::= tipoInt</text:p>
      <text:p text:style-name="P7">|</text:p>
      <text:p text:style-name="P7"/>
      <text:p text:style-name="P7">INC ::= igual OPERACION</text:p>
      <text:p text:style-name="P7"/>
      <text:p text:style-name="P7">OP ::= menor igual</text:p>
      <text:p text:style-name="P7">|<text:tab/>menor</text:p>
      <text:p text:style-name="P7">|<text:tab/>mayor igual</text:p>
      <text:p text:style-name="P7">|<text:tab/>mayor</text:p>
      <text:p text:style-name="P7"><text:soft-page-break/>|<text:tab/>igual</text:p>
      <text:p text:style-name="P7">|<text:tab/>igual igual</text:p>
      <text:p text:style-name="P7">|<text:tab/>admiracion igual</text:p>
      <text:p text:style-name="P7"/>
      <text:p text:style-name="P7">WHILE ::= <text:bookmark-start text:name="__DdeLink__1521_1397228212"/>condWhile <text:s/>EXT2 <text:bookmark-end text:name="__DdeLink__1521_1397228212"/><text:s/>CUERPO_METODO <text:s/><text:span text:style-name="T4">condEndWhile</text:span></text:p>
      <text:p text:style-name="P7"/>
      <text:p text:style-name="P7">DO_WHILE ::= condDo <text:s/>CUERPO_METODO <text:span text:style-name="T4">condLoop </text:span>condWhile <text:s/>EXT2</text:p>
      <text:p text:style-name="P7"/>
      <text:p text:style-name="P7"><text:span text:style-name="T4">SELECT</text:span> ::= condS<text:span text:style-name="T4">elect conCase</text:span> parentesis_a id parentesis_b CASOS <text:span text:style-name="T4">condEnd condSelect</text:span></text:p>
      <text:p text:style-name="P7"/>
      <text:p text:style-name="P7">CASOS ::= <text:span text:style-name="T4">condCase</text:span> VAL_<text:span text:style-name="T4">SELECT</text:span> <text:s/>CUERPO_METODO CASOS</text:p>
      <text:p text:style-name="P7">|<text:tab/><text:span text:style-name="T4">condCase condElse</text:span> <text:s/>CUERPO_METODO <text:s/></text:p>
      <text:p text:style-name="P7">|</text:p>
      <text:p text:style-name="P7"/>
      <text:p text:style-name="P7">EXT2 ::= EXT2 and EXT2</text:p>
      <text:p text:style-name="P7">|<text:tab/>EXT2 or EXT2</text:p>
      <text:p text:style-name="P7">|<text:tab/>BOOLEAN3</text:p>
      <text:p text:style-name="P7">|<text:tab/>admiracion parentesis_a BOOLEAN3 parentesis_b</text:p>
      <text:p text:style-name="P7">|<text:tab/>admiracion BOOLEAN3 </text:p>
      <text:p text:style-name="P7"/>
      <text:p text:style-name="P7">BOOLEAN3 ::= OPERACION OP COPERACION </text:p>
      <text:p text:style-name="P7"/>
      <text:p text:style-name="P7">LECTURA_DATOS ::= id igual TIPO_INPUT parentesis_a TEXTO parentesis_b puntoComa</text:p>
      <text:p text:style-name="P7">|<text:tab/>TIPO_INPUT parentesis_a TEXTO parentesis_b puntoComa</text:p>
      <text:p text:style-name="P7"/>
      <text:p text:style-name="P7">TIPO_INPUT ::= intInput</text:p>
      <text:p text:style-name="P7">|<text:tab/>FloatInput</text:p>
      <text:p text:style-name="P7">|<text:tab/>CharInput</text:p>
      <text:p text:style-name="P7"/>
      <text:p text:style-name="P8">TEXTO ::= <text:span text:style-name="T4">VAL TEXTO2</text:span></text:p>
      <text:p text:style-name="P8"><text:span text:style-name="T4">|<text:tab/>comilla TEXTO_PLANO comilla TEXT2</text:span></text:p>
      <text:p text:style-name="P8"/>
      <text:p text:style-name="P8"><text:span text:style-name="T4">TEXTO2 ::= mas TEXTO</text:span></text:p>
      <text:p text:style-name="P9">|<text:tab/>ampersand TEXTO</text:p>
      <text:p text:style-name="P8"><text:span text:style-name="T4">|</text:span></text:p>
      <text:p text:style-name="P8"/>
      <text:p text:style-name="P8"><text:span text:style-name="T4">COMENTARIO_A ::= comentario_a TEXTO_PLANO </text:span></text:p>
      <text:p text:style-name="P8"/>
      <text:p text:style-name="P8"><text:span text:style-name="T4">COMENTARIO_B ::= comentario_b TEXTO_PLANO Comentario_c</text:span> </text:p>
      <text:p text:style-name="P8"/>
      <text:p text:style-name="P8"/>
      <text:p text:style-name="P8"/>
      <text:p text:style-name="P8"/>
      <text:p text:style-name="P8"/>
      <text:p text:style-name="P8"/>
      <text:p text:style-name="P8"/>
      <text:p text:style-name="P8"/>
      <text:p text:style-name="P8"/>
      <text:p text:style-name="P8"/>
      <text:p text:style-name="P11"><text:soft-page-break/>GRAMATICA JAVA</text:p>
      <text:p text:style-name="P9"/>
      <text:p text:style-name="P5"><text:s/>start with AA</text:p>
      <text:p text:style-name="P5"/>
      <text:p text:style-name="P5">A ::= A tipoPublic clase id llaveA ENTER B llaveB ENTER</text:p>
      <text:p text:style-name="P5"/>
      <text:p text:style-name="P5">B ::= VARIABLES B</text:p>
      <text:p text:style-name="P5">|<text:tab/>METODOS B</text:p>
      <text:p text:style-name="P5">|<text:tab/>CONSTRUCTOR B</text:p>
      <text:p text:style-name="P5">|<text:tab/>COMENTARIO_A B</text:p>
      <text:p text:style-name="P5">|<text:tab/>COMENTARIO_B B</text:p>
      <text:p text:style-name="P5">|</text:p>
      <text:p text:style-name="P5">|<text:tab/>error B</text:p>
      <text:p text:style-name="P5"/>
      <text:p text:style-name="P5">VARIABLES ::= VAR id C CONC_VAR_DEF</text:p>
      <text:p text:style-name="P5"/>
      <text:p text:style-name="P5">ASIGNACIONES ::= id igual VALOR CONC_VAR_AS</text:p>
      <text:p text:style-name="P5">|<text:tab/>condThis punto id igual VALOR CONC_VAR_AS</text:p>
      <text:p text:style-name="P5"/>
      <text:p text:style-name="P5">CONC_VAR_DEF ::= coma id C CONC_VAR_DEF</text:p>
      <text:p text:style-name="P5">|<text:tab/>puntoComa ENTER</text:p>
      <text:p text:style-name="P5"/>
      <text:p text:style-name="P5">CONC_VAR_AS ::= coma id C CONC_VAR_AS</text:p>
      <text:p text:style-name="P5">|<text:tab/>puntoComa ENTER</text:p>
      <text:p text:style-name="P5"/>
      <text:p text:style-name="P5">C ::= igual VALOR</text:p>
      <text:p text:style-name="P5">|</text:p>
      <text:p text:style-name="P5"/>
      <text:p text:style-name="P5">VAR ::= tipoInt</text:p>
      <text:p text:style-name="P5">|<text:tab/>tipoChar</text:p>
      <text:p text:style-name="P5">|<text:tab/>tipoFloat</text:p>
      <text:p text:style-name="P5"/>
      <text:p text:style-name="P5"><text:bookmark-start text:name="__DdeLink__1519_13972282121"/>OPERACION ::= parentesis_a OPERACION parentesis_b</text:p>
      <text:p text:style-name="P5">|<text:tab/>OPERACION mas OPERACION</text:p>
      <text:p text:style-name="P5">|<text:tab/>OPERACION menos OPERACION</text:p>
      <text:p text:style-name="P5">|<text:tab/>OPERACION por OPERACION</text:p>
      <text:p text:style-name="P5">|<text:tab/>OPERACION div OPERACION</text:p>
      <text:p text:style-name="P5">|<text:tab/>OPERACION modulo OPERACION<text:tab/></text:p>
      <text:p text:style-name="P5">|<text:tab/>TIPO_VAL<text:bookmark-end text:name="__DdeLink__1519_13972282121"/></text:p>
      <text:p text:style-name="P5"/>
      <text:p text:style-name="P5">TIPO_VAL ::= id</text:p>
      <text:p text:style-name="P5">|<text:tab/>numero</text:p>
      <text:p text:style-name="P5">|<text:tab/>numero punto numero</text:p>
      <text:p text:style-name="P5">|<text:tab/>comillaSimple id comillaSimple</text:p>
      <text:p text:style-name="P5">|<text:tab/>comillaSimple numero comillaSimple</text:p>
      <text:p text:style-name="P5">|<text:tab/>menos id</text:p>
      <text:p text:style-name="P5">|<text:tab/>menos numero</text:p>
      <text:p text:style-name="P5">|<text:tab/>menos numero punto numero</text:p>
      <text:p text:style-name="P5"><text:soft-page-break/></text:p>
      <text:p text:style-name="P5">METODOS ::= tipoPublic TIPO_METODO id parentesis_a PARAMETROS parentesis_b llave_a</text:p>
      <text:p text:style-name="P5"><text:tab/><text:tab/><text:bookmark-start text:name="__DdeLink__1513_13972282121"/>CUERPO_METODO RETORNO llave_b ENTER<text:bookmark-end text:name="__DdeLink__1513_13972282121"/></text:p>
      <text:p text:style-name="P5">|<text:tab/>tipoPublic TIPO_METODO id parentesis_a parentesis_b llave_a CUERPO_METODO <text:tab/>RETORNO llave_b ENTER </text:p>
      <text:p text:style-name="P5"/>
      <text:p text:style-name="P5">CONSTRUCTOR ::= tipoPublic id parentesis_a PARAMETROS parentesis_b llave_a <text:tab/>CUERPO_METODO llave_b ENTE<text:tab/>R</text:p>
      <text:p text:style-name="P5">|<text:tab/>tipoPublic parentesis_a parentesis_b llave_a CUERPO_METODO llave_b ENTER</text:p>
      <text:p text:style-name="P5"/>
      <text:p text:style-name="P5">PARAMETROS ::= PARAMETROS2 VAR id</text:p>
      <text:p text:style-name="P5"/>
      <text:p text:style-name="P5">PARAMETROS2 ::= PARAMETROS2 VAR id coma</text:p>
      <text:p text:style-name="P5">|</text:p>
      <text:p text:style-name="P5"/>
      <text:p text:style-name="P5">TIPO_METODO ::= tipoChar]</text:p>
      <text:p text:style-name="P5">|<text:tab/><text:tab/>tipoFloat</text:p>
      <text:p text:style-name="P5">|<text:tab/><text:tab/>tipoChar</text:p>
      <text:p text:style-name="P5">|<text:tab/><text:tab/>tipoVoid</text:p>
      <text:p text:style-name="P5"/>
      <text:p text:style-name="P5">CUERPO_METODO ::= CUERPO_METODO VARIABLES</text:p>
      <text:p text:style-name="P5"><text:bookmark-start text:name="__DdeLink__1515_13972282121"/>|<text:tab/>CUERPO_METODO ASIGNACIONES </text:p>
      <text:p text:style-name="P5">|<text:tab/>CUERPO_METODO IF </text:p>
      <text:p text:style-name="P5">|<text:tab/>CUERPO_METODO FOR </text:p>
      <text:p text:style-name="P5">|<text:tab/>CUERPO_METODO WHILE </text:p>
      <text:p text:style-name="P5">|<text:tab/>CUERPO_METODO DO_WHILE </text:p>
      <text:p text:style-name="P5">|<text:tab/>CUERPO_METODO MENSAJE </text:p>
      <text:p text:style-name="P5">|<text:tab/>CUERPO_METODO SWITCH </text:p>
      <text:p text:style-name="P5">|<text:tab/>CUERPO_METODO LECTURA_DATOS </text:p>
      <text:p text:style-name="P5">|<text:tab/>CUERPO_METODO COMENTARIO_A </text:p>
      <text:p text:style-name="P5">|<text:tab/>CUERPO_METODO COMENTARIO_B</text:p>
      <text:p text:style-name="P5">| </text:p>
      <text:p text:style-name="P5">|<text:tab/>CUERPO_METODO error </text:p>
      <text:p text:style-name="P5"><text:bookmark-end text:name="__DdeLink__1515_13972282121"/></text:p>
      <text:p text:style-name="P5">RETORNO ::= retorno OPERACION puntoComa ENTER</text:p>
      <text:p text:style-name="P5">|</text:p>
      <text:p text:style-name="P5"/>
      <text:p text:style-name="P5">IF ::= condIf parentesis_a EXT2 parentesis_b llave_a CUERPO_METODO RETORNO llave_b</text:p>
      <text:p text:style-name="P5"/>
      <text:p text:style-name="P5">ELSE ::= <text:bookmark-start text:name="__DdeLink__1517_13972282121"/>condElse condIf parentesis_a EXT2 parentesis_b llave_a CUERPO_METODO RETORNO <text:tab/>llave_b<text:bookmark-end text:name="__DdeLink__1517_13972282121"/></text:p>
      <text:p text:style-name="P5">|<text:tab/>condElse llave_a CUERPO_METODO RETORNO llave_b</text:p>
      <text:p text:style-name="P5">|<text:tab/>ENTER</text:p>
      <text:p text:style-name="P5"/>
      <text:p text:style-name="P5">FOR ::= <text:span text:style-name="T3">codFor parentesis_a INT id igual VAL_FOR puntoComa EXT2 puntoComa id INC <text:tab/>parentesis_b llave_a CUERPO_METODO llave_b</text:span></text:p>
      <text:p text:style-name="P5"/>
      <text:p text:style-name="P8">INT ::= tipoInt</text:p>
      <text:p text:style-name="P8">|</text:p>
      <text:p text:style-name="P8"><text:soft-page-break/></text:p>
      <text:p text:style-name="P8">INC ::= igual OPERACION</text:p>
      <text:p text:style-name="P8"/>
      <text:p text:style-name="P8">OP ::= menor igual</text:p>
      <text:p text:style-name="P8">|<text:tab/>menor</text:p>
      <text:p text:style-name="P8">|<text:tab/>mayor igual</text:p>
      <text:p text:style-name="P8">|<text:tab/>mayor</text:p>
      <text:p text:style-name="P8">|<text:tab/>igual</text:p>
      <text:p text:style-name="P8">|<text:tab/>igual igual</text:p>
      <text:p text:style-name="P8">|<text:tab/>admiracion igual</text:p>
      <text:p text:style-name="P8"/>
      <text:p text:style-name="P8">WHILE ::= <text:bookmark-start text:name="__DdeLink__1521_13972282121"/>condWhile parentesis_a EXT2 parentesis_b<text:bookmark-end text:name="__DdeLink__1521_13972282121"/> llave_a CUERPO_METODO llave_b</text:p>
      <text:p text:style-name="P8"/>
      <text:p text:style-name="P8">DO_WHILE ::= condDo llave_a CUERPO_METODO condWhile parentesis_a EXT2 parentesis_b puntoComa</text:p>
      <text:p text:style-name="P8"/>
      <text:p text:style-name="P8">SWITCH ::= condSwitch parentesis_a id parentesis_b llave_a CASOS llave_b</text:p>
      <text:p text:style-name="P8"/>
      <text:p text:style-name="P8">CASOS ::= noCase VAL_SWITCH dosPuntos CUERPO_METODO BREAK CASOS</text:p>
      <text:p text:style-name="P8">|<text:tab/>default dosPuntos CUERPO_METODO BREAK </text:p>
      <text:p text:style-name="P8">|</text:p>
      <text:p text:style-name="P8"/>
      <text:p text:style-name="P8">BREAK ::= quiebre puntoComa </text:p>
      <text:p text:style-name="P8">|<text:tab/>RETORNO</text:p>
      <text:p text:style-name="P8"/>
      <text:p text:style-name="P8">EXT2 ::= EXT2 and EXT2</text:p>
      <text:p text:style-name="P8">|<text:tab/>EXT2 or EXT2</text:p>
      <text:p text:style-name="P8">|<text:tab/>BOOLEAN3</text:p>
      <text:p text:style-name="P8">|<text:tab/>admiracion parentesis_a BOOLEAN3 parentesis_b</text:p>
      <text:p text:style-name="P8">|<text:tab/>admiracion BOOLEAN3 </text:p>
      <text:p text:style-name="P8"/>
      <text:p text:style-name="P8">BOOLEAN3 ::= OPERACION OP COPERACION </text:p>
      <text:p text:style-name="P8"/>
      <text:p text:style-name="P8">LECTURA_DATOS ::= id igual TIPO_INPUT parentesis_a TEXTO parentesis_b puntoComa</text:p>
      <text:p text:style-name="P8">|<text:tab/>TIPO_INPUT parentesis_a TEXTO parentesis_b puntoComa</text:p>
      <text:p text:style-name="P8"/>
      <text:p text:style-name="P8">TIPO_INPUT ::= intInput</text:p>
      <text:p text:style-name="P8">|<text:tab/>FloatInput</text:p>
      <text:p text:style-name="P8">|<text:tab/>CharInput</text:p>
      <text:p text:style-name="P8"/>
      <text:p text:style-name="P8">TEXTO ::= <text:span text:style-name="T4">VAL TEXTO2</text:span></text:p>
      <text:p text:style-name="P8"><text:span text:style-name="T4">|<text:tab/>comilla TEXTO_PLANO comilla TEXT2</text:span></text:p>
      <text:p text:style-name="P8"/>
      <text:p text:style-name="P8"><text:span text:style-name="T4">TEXTO2 ::= mas TEXTO</text:span></text:p>
      <text:p text:style-name="P8"><text:span text:style-name="T4">|</text:span></text:p>
      <text:p text:style-name="P8"/>
      <text:p text:style-name="P8"><text:span text:style-name="T4">COMENTARIO_A ::= comentario_a TEXTO_PLANO </text:span></text:p>
      <text:p text:style-name="P8"/>
      <text:p text:style-name="P8"><text:span text:style-name="T4">COMENTARIO_B ::= comentario_b TEXTO_PLANO Comentario_c</text:span> </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2:11:14.158342650</meta:creation-date>
    <dc:date>2020-10-15T13:18:52.978837000</dc:date>
    <meta:editing-duration>PT4M32S</meta:editing-duration>
    <meta:editing-cycles>1</meta:editing-cycles>
    <meta:document-statistic meta:table-count="0" meta:image-count="0" meta:object-count="0" meta:page-count="8" meta:paragraph-count="220" meta:word-count="1043" meta:character-count="7084" meta:non-whitespace-character-count="6157"/>
    <meta:generator>LibreOffice/6.0.7.3$Linux_X86_64 LibreOffice_project/00m0$Build-3</meta:generator>
  </office:meta>
</office:document-meta>
</file>